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Standard">
      <style:paragraph-properties fo:margin-top="0in" fo:margin-bottom="0.1965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что минимально необходимо для изучения и использования</text:p>
      <text:p text:style-name="Standard">ChatGPT</text:p>
      <text:p text:style-name="P3">ChatGPT</text:p>
      <text:p text:style-name="Text_20_body">Для начала изучения и использования WordPress вам понадобятся следующие минимальные компоненты:</text:p>
      <text:list xml:id="list5327303210730742097" text:style-name="L1">
        <text:list-item>
          <text:p text:style-name="P1"><text:span text:style-name="Strong_20_Emphasis">Веб-хостинг:</text:span></text:p>
          <text:list>
            <text:list-item>
              <text:p text:style-name="P2">Для хранения файлов вашего сайта и базы данных WordPress вам потребуется веб-хостинг. Многие провайдеры предлагают специализированный хостинг для WordPress с предустановленной платформой, что делает установку и настройку более простой.</text:p>
            </text:list-item>
          </text:list>
        </text:list-item>
        <text:list-item>
          <text:p text:style-name="P1"><text:span text:style-name="Strong_20_Emphasis">Доменное имя:</text:span></text:p>
          <text:list>
            <text:list-item>
              <text:p text:style-name="P2">Доменное имя - это веб-адрес вашего сайта, по которому пользователи смогут к нему обращаться. Вы можете приобрести доменное имя у регистратора доменов.</text:p>
            </text:list-item>
          </text:list>
        </text:list-item>
        <text:list-item>
          <text:p text:style-name="P1"><text:span text:style-name="Strong_20_Emphasis">Установка WordPress:</text:span></text:p>
          <text:list>
            <text:list-item>
              <text:p text:style-name="P2">После приобретения веб-хостинга и доменного имени вам нужно установить WordPress на ваш хостинг. Многие провайдеры предлагают автоматическую установку WordPress через инструменты управления хостингом.</text:p>
            </text:list-item>
          </text:list>
        </text:list-item>
        <text:list-item>
          <text:p text:style-name="P1"><text:span text:style-name="Strong_20_Emphasis">Административный доступ:</text:span></text:p>
          <text:list>
            <text:list-item>
              <text:p text:style-name="P2">После установки WordPress вы получите административный доступ к панели управления (административной панели). Здесь вы сможете управлять содержимым вашего сайта, устанавливать темы и плагины, настраивать настройки и многое другое.</text:p>
            </text:list-item>
          </text:list>
        </text:list-item>
        <text:list-item>
          <text:p text:style-name="P1"><text:span text:style-name="Strong_20_Emphasis">Основные знания HTML/CSS:</text:span></text:p>
          <text:list>
            <text:list-item>
              <text:p text:style-name="P2">Хотя не обязательно, но основные знания HTML и CSS могут быть полезны при настройке внешнего вида вашего сайта и внесении некоторых кастомизаций.</text:p>
            </text:list-item>
          </text:list>
        </text:list-item>
        <text:list-item>
          <text:p text:style-name="P1"><text:span text:style-name="Strong_20_Emphasis">Мотивация и интерес:</text:span></text:p>
          <text:list>
            <text:list-item>
              <text:p text:style-name="P1">И, конечно, вам потребуется мотивация и интерес к изучению WordPress. Ведь чем больше вы будете уделять времени изучению и практике, тем более уверенно и профессионально вы будете использовать эту платформу.</text:p>
            </text:list-item>
          </text:list>
        </text:list-item>
      </text:list>
      <text:p text:style-name="Text_20_body">Эти минимальные компоненты помогут вам начать использовать WordPress и начать создавать свой собственный веб-сайт. Постепенно вы можете изучать более продвинутые темы, такие как разработка тем и плагинов, оптимизация производительности и безопасности, и многое другое, по мере роста вашего опыта и навыков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4-05-01T21:07:44.26</dc:date>
    <meta:document-statistic meta:table-count="0" meta:image-count="0" meta:object-count="0" meta:page-count="1" meta:paragraph-count="17" meta:word-count="240" meta:character-count="1768"/>
    <dc:creator>Dima Wide</dc:creator>
    <meta:user-defined meta:name="Info 1"/>
    <meta:user-defined meta:name="Info 2"/>
    <meta:user-defined meta:name="Info 3"/>
    <meta:user-defined meta:name="Info 4"/>
  </office:meta>
</office:document-meta>
</file>